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ing_20_2">
      <style:paragraph-properties fo:margin-top="0.423cm" fo:margin-bottom="0cm" style:contextual-spacing="false" fo:line-height="150%" fo:text-align="center" style:justify-single-word="false"/>
      <style:text-properties officeooo:paragraph-rsid="001e2108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e2108"/>
    </style:style>
    <style:style style:name="P3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center" style:justify-single-word="false" fo:background-color="#ffffff"/>
      <style:text-properties officeooo:paragraph-rsid="001e2108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officeooo:paragraph-rsid="001e2108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officeooo:paragraph-rsid="001e2108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e2108"/>
    </style:style>
    <style:style style:name="P7" style:family="paragraph" style:parent-style-name="Standard" style:list-style-name="WWNum2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officeooo:paragraph-rsid="001f0a3f"/>
    </style:style>
    <style:style style:name="P8" style:family="paragraph" style:parent-style-name="Standard" style:list-style-name="WWNum2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officeooo:paragraph-rsid="0020fc96"/>
    </style:style>
    <style:style style:name="P9" style:family="paragraph" style:parent-style-name="Standard" style:list-style-name="WWNum2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officeooo:paragraph-rsid="00228cd1"/>
    </style:style>
    <style:style style:name="P10" style:family="paragraph" style:parent-style-name="Standard" style:list-style-name="WWNum21">
      <style:paragraph-properties fo:margin-left="0cm" fo:margin-right="0cm" fo:margin-top="0cm" fo:margin-bottom="0.141cm" style:contextual-spacing="fals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officeooo:paragraph-rsid="00228cd1"/>
    </style:style>
    <style:style style:name="P11" style:family="paragraph" style:parent-style-name="Standard" style:list-style-name="WWNum21">
      <loext:graphic-properties draw:fill="none"/>
      <style:paragraph-properties fo:margin-left="0cm" fo:margin-right="0cm" fo:margin-top="0cm" fo:margin-bottom="0.141cm" style:contextual-spacing="false" fo:line-height="150%" fo:text-align="justify" style:justify-single-word="false" fo:text-indent="1.251cm" style:auto-text-indent="false" fo:background-color="transparent">
        <style:tab-stops>
          <style:tab-stop style:position="1.752cm"/>
        </style:tab-stops>
      </style:paragraph-properties>
      <style:text-properties officeooo:paragraph-rsid="00228cd1"/>
    </style:style>
    <style:style style:name="P12" style:family="paragraph" style:parent-style-name="Standard" style:list-style-name="WWNum21" style:master-page-name="">
      <loext:graphic-properties draw:fill="none"/>
      <style:paragraph-properties fo:margin-left="1.799cm" fo:margin-right="0cm" fo:margin-top="0cm" fo:margin-bottom="0.141cm" style:contextual-spacing="false" fo:line-height="150%" fo:text-align="justify" style:justify-single-word="false" fo:text-indent="-0.6cm" style:auto-text-indent="false" style:page-number="auto" fo:background-color="transparent">
        <style:tab-stops>
          <style:tab-stop style:position="1.752cm"/>
        </style:tab-stops>
      </style:paragraph-properties>
      <style:text-properties officeooo:paragraph-rsid="00228cd1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f0a3f"/>
    </style:style>
    <style:style style:name="P14" style:family="paragraph" style:parent-style-name="Standard" style:list-style-name="WWNum2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0.873cm"/>
          <style:tab-stop style:position="1.752cm"/>
        </style:tab-stops>
      </style:paragraph-properties>
      <style:text-properties officeooo:paragraph-rsid="0020fc96"/>
    </style:style>
    <style:style style:name="P15" style:family="paragraph" style:parent-style-name="Standard" style:list-style-name="WWNum21">
      <style:paragraph-properties fo:margin-left="0cm" fo:margin-right="0cm" fo:line-height="150%" fo:text-indent="1.27cm" style:auto-text-indent="false"/>
      <style:text-properties officeooo:paragraph-rsid="00228cd1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center" style:justify-single-word="false" fo:background-color="#ffffff"/>
      <style:text-properties style:font-name="Times New Roman1" officeooo:paragraph-rsid="001e2108" style:font-name-complex="Times New Roman2"/>
    </style:style>
    <style:style style:name="P17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style:font-name="Times New Roman1" officeooo:paragraph-rsid="001e2108" style:font-name-complex="Times New Roman2"/>
    </style:style>
    <style:style style:name="P18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style:font-name="Times New Roman1" fo:font-weight="bold" officeooo:paragraph-rsid="001e2108" style:font-weight-asian="bold" style:font-name-complex="Times New Roman2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language="ru" fo:country="RU" style:text-underline-style="none" fo:font-weight="bold" officeooo:rsid="001e2108" officeooo:paragraph-rsid="001e2108" style:font-weight-asian="bold" style:font-weight-complex="bold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style:font-name="Times New Roman1" style:font-name-complex="Times New Roman2" style:font-weight-complex="bold"/>
    </style:style>
    <style:style style:name="T3" style:family="text">
      <style:text-properties style:font-name="Times New Roman1" officeooo:rsid="0020533a" style:font-name-complex="Times New Roman2"/>
    </style:style>
    <style:style style:name="T4" style:family="text">
      <style:text-properties style:font-name="Times New Roman1" fo:font-size="12pt" fo:font-style="normal" style:font-size-asian="12pt" style:font-style-asian="normal" style:font-name-complex="Times New Roman2" style:font-size-complex="12pt"/>
    </style:style>
    <style:style style:name="T5" style:family="text">
      <style:text-properties style:font-name="Times New Roman1" fo:font-weight="bold" style:font-weight-asian="bold" style:font-name-complex="Times New Roman2"/>
    </style:style>
    <style:style style:name="T6" style:family="text">
      <style:text-properties style:font-name="Times New Roman1" fo:font-weight="bold" style:font-weight-asian="bold" style:font-name-complex="Times New Roman2" style:font-weight-complex="bold"/>
    </style:style>
    <style:style style:name="T7" style:family="text">
      <style:text-properties style:font-name="Times New Roman1" fo:font-weight="bold" officeooo:rsid="0020533a" style:font-weight-asian="bold" style:font-name-complex="Times New Roman2" style:font-weight-complex="bold"/>
    </style:style>
    <style:style style:name="T8" style:family="text">
      <style:text-properties style:font-name="Times New Roman1" style:text-underline-style="solid" style:text-underline-width="auto" style:text-underline-color="font-color" style:font-name-complex="Times New Roman2"/>
    </style:style>
    <style:style style:name="T9" style:family="text">
      <style:text-properties style:font-name="Times New Roman1" fo:font-style="italic" style:font-style-asian="italic" style:font-name-complex="Times New Roman2"/>
    </style:style>
    <style:style style:name="T10" style:family="text">
      <style:text-properties style:font-name="Times New Roman1" fo:font-style="italic" style:font-style-asian="italic" style:font-name-complex="Times New Roman2" style:font-style-complex="italic"/>
    </style:style>
    <style:style style:name="T11" style:family="text">
      <style:text-properties style:font-name="Times New Roman1" fo:font-style="italic" style:text-underline-style="solid" style:text-underline-width="auto" style:text-underline-color="font-color" style:font-style-asian="italic" style:font-name-complex="Times New Roman2"/>
    </style:style>
    <style:style style:name="T12" style:family="text">
      <style:text-properties style:font-name="Times New Roman1" fo:font-style="italic" style:text-underline-style="solid" style:text-underline-width="auto" style:text-underline-color="font-color" officeooo:rsid="0020533a" style:font-style-asian="italic" style:font-name-complex="Times New Roman2"/>
    </style:style>
    <style:style style:name="T13" style:family="text">
      <style:text-properties style:font-name="Times New Roman1" fo:font-style="italic" fo:font-weight="normal" officeooo:rsid="0020533a" style:font-style-asian="italic" style:font-weight-asian="normal" style:font-name-complex="Times New Roman2" style:font-style-complex="italic" style:font-weight-complex="normal"/>
    </style:style>
    <style:style style:name="T14" style:family="text">
      <style:text-properties style:font-name="Times New Roman1" fo:font-weight="normal" officeooo:rsid="0020533a" style:font-weight-asian="normal" style:font-name-complex="Times New Roman2" style:font-weight-complex="normal"/>
    </style:style>
    <style:style style:name="T15" style:family="text">
      <style:text-properties style:font-name="Times New Roman1" fo:font-style="normal" fo:font-weight="normal" officeooo:rsid="0020533a" style:font-style-asian="normal" style:font-weight-asian="normal" style:font-name-complex="Times New Roman2" style:font-style-complex="normal" style:font-weight-complex="normal"/>
    </style:style>
    <style:style style:name="T16" style:family="text">
      <style:text-properties style:font-name="Times New Roman1" fo:font-style="normal" style:text-underline-style="solid" style:text-underline-width="auto" style:text-underline-color="font-color" fo:font-weight="normal" officeooo:rsid="0020533a" style:font-style-asian="normal" style:font-weight-asian="normal" style:font-name-complex="Times New Roman2" style:font-style-complex="normal" style:font-weight-complex="normal"/>
    </style:style>
    <style:style style:name="T17" style:family="text">
      <style:text-properties fo:color="#ff0000" loext:opacity="100%" style:font-name="Times New Roman1" style:font-name-complex="Times New Roman2"/>
    </style:style>
    <style:style style:name="T18" style:family="text">
      <style:text-properties fo:language="en" fo:country="US" officeooo:rsid="001e2108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e2108" style:font-size-asian="14pt" style:font-size-complex="14pt"/>
    </style:style>
    <style:style style:name="T21" style:family="text">
      <style:text-properties fo:font-size="14pt" officeooo:rsid="0020533a" style:font-size-asian="14pt" style:font-size-complex="14pt"/>
    </style:style>
    <style:style style:name="T22" style:family="text">
      <style:text-properties fo:font-size="14pt" style:font-size-asian="14pt" style:font-size-complex="14pt" style:font-weight-complex="bold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fo:font-size="14pt" fo:language="en" fo:country="US" officeooo:rsid="001e2108" style:font-size-asian="14pt" style:font-size-complex="14pt"/>
    </style:style>
    <style:style style:name="T25" style:family="text">
      <style:text-properties fo:font-size="14pt" fo:language="en" fo:country="US" officeooo:rsid="0020533a" style:font-size-asian="14pt" style:font-size-complex="14pt"/>
    </style:style>
    <style:style style:name="T26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1">МИНИСТЕРСТВО ОБРАЗОВАНИЯ И НАУКИ САМАРСКОЙ ОБЛАСТИ</text:span></text:p>
      <text:p text:style-name="P2"><text:span text:style-name="T1">ГОСУДАРСТВЕННОЕ БЮДЖЕТНОЕ ПРОФЕССИОНАЛЬНОЕ </text:span></text:p>
      <text:p text:style-name="P2"><text:span text:style-name="T1">ОБРАЗОВАТЕЛЬНОЕ УЧРЕЖДЕНИЕ САМАРСКОЙ ОБЛАСТИ </text:span></text:p>
      <text:p text:style-name="P2"><text:span text:style-name="T1">«КОЛЛЕДЖ ГУМАНИТАРНЫХ И СОЦИАЛЬНО-ПЕДАГОГИЧЕСКИХ ДИСЦИПЛИН </text:span></text:p>
      <text:p text:style-name="P2"><text:span text:style-name="T1">ИМЕНИ СВЯТИТЕЛЯ АЛЕКСИЯ, МИТРОПОЛИТА МОСКОВСКОГО»</text:span></text:p>
      <text:p text:style-name="P16"/>
      <text:p text:style-name="P16"/>
      <text:p text:style-name="P3"><text:span text:style-name="T1">Специальность: </text:span><text:span text:style-name="T17">44.02.05 Коррекционная педагогика в начальном образовании</text:span></text:p>
      <text:h text:style-name="P1" text:outline-level="2"><text:span text:style-name="T4">КУРСОВАЯ РАБОТА</text:span></text:h>
      <text:p text:style-name="P2"><text:span text:style-name="T5">по дисциплине: </text:span><text:span text:style-name="T1">«</text:span><text:span text:style-name="T8"> <text:s text:c="75"/></text:span><text:span text:style-name="T1">»</text:span></text:p>
      <text:p text:style-name="P16"/>
      <text:p text:style-name="P3"><text:span text:style-name="T5">Тема:</text:span><text:span text:style-name="T1"> «____________________________________________________»</text:span></text:p>
      <text:p text:style-name="P3"><text:span text:style-name="T10">(название темы)</text:span></text:p>
      <text:p text:style-name="P4"><text:span text:style-name="T1">Выполнил: студент <text:s text:c="19"/>________ <text:s text:c="13"/>___________________</text:span></text:p>
      <text:p text:style-name="P4"><text:span text:style-name="T1">группы</text:span><text:span text:style-name="T11"> </text:span><text:span text:style-name="T12">ПКС-41 <text:s text:c="3"/></text:span><text:span text:style-name="T9"><text:s/></text:span><text:span text:style-name="T1"><text:s text:c="19"/></text:span><text:span text:style-name="T10"><text:s/>(подпись) <text:s text:c="13"/>(инициалы, фамилия)</text:span></text:p>
      <text:p text:style-name="P17"/>
      <text:p text:style-name="P17"/>
      <text:p text:style-name="P4"><text:span text:style-name="T1">Руководитель проекта</text:span></text:p>
      <text:p text:style-name="P4"><text:span text:style-name="T10">(ученая степень,</text:span><text:span text:style-name="T1"> <text:s text:c="43"/>________ <text:s text:c="26"/>__</text:span><text:span text:style-name="T16">Коновалова А.Д.</text:span><text:span text:style-name="T1">__</text:span></text:p>
      <text:p text:style-name="P4"><text:span text:style-name="T10">звание, должность) <text:s text:c="37"/>(подпись) <text:s text:c="26"/>(инициалы, фамилия)</text:span></text:p>
      <text:p text:style-name="P18"/>
      <text:p text:style-name="P4"><text:span text:style-name="T6"><text:s text:c="35"/></text:span><text:span text:style-name="T2">Допустить к защите</text:span><text:span text:style-name="T6"> <text:s text:c="4"/></text:span><text:span text:style-name="T1">«___»__________ 20__ г.</text:span></text:p>
      <text:p text:style-name="P17"/>
      <text:p text:style-name="P4"><text:span text:style-name="T1"><text:tab/><text:tab/><text:tab/>____________<text:tab/>____________________</text:span></text:p>
      <text:p text:style-name="P4"><text:span text:style-name="T10"><text:tab/><text:tab/> <text:s text:c="11"/></text:span><text:span text:style-name="T9"><text:s text:c="3"/>(подпись) <text:s text:c="18"/>(инициалы, фамилия)</text:span></text:p>
      <text:p text:style-name="P16"/>
      <text:p text:style-name="P3"/>
      <text:p text:style-name="P3"/>
      <text:p text:style-name="P3"/>
      <text:p text:style-name="P3">Тольятти, 20<text:span text:style-name="T18">21</text:span></text:p>
      <text:p text:style-name="P19"><text:soft-page-break/><text:span text:style-name="T19">ВВЕДЕНИЕ</text:span></text:p>
      <text:p text:style-name="P6"><text:span text:style-name="T19">Одной из ключевых слуб современной компании, работающей в сфере оказания услуг телефонной связи, является </text:span><text:span text:style-name="T24">call</text:span><text:span text:style-name="T19">-центр.</text:span></text:p>
      <text:p text:style-name="P5"><text:span text:style-name="T24">call-центр компании должен круглосуточно исполнять запросы клиентов по телефонным каналам связи, максимально эффективно реализовывать справочно-информационные задачи, наполнять достоверной информацией клиентскую базу, устанавливать доверительные отношения с каждым клиентом.</text:span></text:p>
      <text:p text:style-name="P13"><text:span text:style-name="T19">Таким образом, без качественной работы </text:span><text:span text:style-name="T25">call</text:span><text:span text:style-name="T19">-центра невозможна реализация клиенто-ориентированной стратегии, которая является <text:s/>основным движущим фактором поддержания конкурентоспособности компании, работающей в сфере автомобильных услуг. </text:span></text:p>
      <text:p text:style-name="P13"><text:span text:style-name="T19">Основу персонала </text:span><text:span text:style-name="T25">call</text:span><text:span text:style-name="T19">-центра составляют операторы, к которым предъявляются следующие требования:</text:span></text:p>
      <text:list xml:id="list2649455740" text:style-name="WWNum21">
        <text:list-item>
          <text:p text:style-name="P7"><text:span text:style-name="T19">грамотная и четкая речь, хорошая дикция;</text:span></text:p>
        </text:list-item>
        <text:list-item>
          <text:p text:style-name="P7"><text:span text:style-name="T19">отличное знание ПК;</text:span></text:p>
        </text:list-item>
        <text:list-item>
          <text:p text:style-name="P7"><text:span text:style-name="T19">коммуникабельность;</text:span></text:p>
        </text:list-item>
        <text:list-item>
          <text:p text:style-name="P8"><text:span text:style-name="T19">эмоциональная устойчивость.</text:span></text:p>
          <text:p text:style-name="P14"><text:span text:style-name="T26">Объект исследования </text:span><text:span text:style-name="T19">дипломной работы - процесс дистанционного обучения персонала</text:span></text:p>
          <text:p text:style-name="P9"><text:span text:style-name="T26">Предмет исследования </text:span><text:span text:style-name="T19">- автоматизация процесса дистанционного обучения</text:span></text:p>
          <text:p text:style-name="P9"><text:span text:style-name="T26">Цель работы является</text:span><text:span text:style-name="T19"> разработка информационной системы дистанционного обучения</text:span></text:p>
          <text:p text:style-name="P15"><text:span text:style-name="T19">Для достижения поставленной цели необходимо решить следующие задачи:</text:span></text:p>
        </text:list-item>
        <text:list-item>
          <text:p text:style-name="P12"><text:span text:style-name="T19">описать существующий бизнес-процесс дистанционного обучения</text:span></text:p>
        </text:list-item>
        <text:list-item>
          <text:p text:style-name="P11"><text:span text:style-name="T19">провести выбор технологии разработки, методологии проектирования и средств моделирования</text:span><text:span text:style-name="T22"> </text:span><text:span text:style-name="T19">информационной системы дистанционного обучения</text:span></text:p>
        </text:list-item>
        <text:list-item>
          <text:p text:style-name="P10"><text:span text:style-name="T19">сформулировать требования к проектируемой </text:span><text:span text:style-name="T22">ИСДО</text:span><text:span text:style-name="T19">;</text:span></text:p>
        </text:list-item>
        <text:list-item>
          <text:p text:style-name="P10"><text:span text:style-name="T19">разработать логическую модель данных </text:span><text:span text:style-name="T22">ИСДО</text:span><text:span text:style-name="T19">;</text:span></text:p>
        </text:list-item>
        <text:list-item>
          <text:p text:style-name="P10"><text:span text:style-name="T19">разработать программное обеспечение </text:span><text:span text:style-name="T22">ИСДО</text:span><text:span text:style-name="T19">;</text:span></text:p>
        </text:list-item>
        <text:list-item>
          <text:p text:style-name="P10"><text:soft-page-break/><text:span text:style-name="T19">сформулировать требования к аппаратному и программному обеспечению </text:span><text:span text:style-name="T22">ИСДО</text:span><text:span text:style-name="T19">;</text:span></text:p>
        </text:list-item>
        <text:list-item>
          <text:p text:style-name="P10"><text:span text:style-name="T19">обосновать экономическую эффективность от реализации </text:span><text:span text:style-name="T22">ИСДО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.251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line-height="100%" fo:keep-with-next="always"/>
      <style:text-properties style:font-name="Arial1" fo:font-family="Arial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5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Times New Roman"/>
      </text:list-level-style-bullet>
      <text:list-level-style-bullet text:level="2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55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Times New Roman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7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5:38:26.206000000</meta:creation-date>
    <dc:date>2021-09-13T16:42:47.091000000</dc:date>
    <meta:editing-duration>PT39M34S</meta:editing-duration>
    <meta:editing-cycles>4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39" meta:word-count="255" meta:character-count="2700" meta:non-whitespace-character-count="2141"/>
  </office:meta>
</office:document-meta>
</file>